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F00000124CDD19E6C.svm" manifest:media-type=""/>
  <manifest:file-entry manifest:full-path="Pictures/2000006300004F1D00003B562278DE82.wmf" manifest:media-type=""/>
  <manifest:file-entry manifest:full-path="Pictures/20000001000004D20000034E4934A269.svm" manifest:media-type=""/>
  <manifest:file-entry manifest:full-path="Pictures/20000001000004D20000034E177DACBC.svm" manifest:media-type=""/>
  <manifest:file-entry manifest:full-path="Pictures/20000001000003D90000015FC6D3D431.svm" manifest:media-type=""/>
  <manifest:file-entry manifest:full-path="Pictures/200000010000017D000000D4CB37E4F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8§display§\left(V_B,0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8§display§\left(0,\frac{V_B}{R_1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\left(0,\frac{V_B}{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892cm" svg:height="4.235cm" svg:x="1.494cm" svg:y="0.426cm">
          <draw:image xlink:href="Pictures/2000006300004F1D00003B562278DE82.wmf" xlink:type="simple" xlink:show="embed" xlink:actuate="onLoad">
            <text:p/>
          </draw:image>
        </draw:frame>
        <draw:frame draw:style-name="gr2" draw:text-style-name="P1" draw:layer="layout" svg:width="0.401cm" svg:height="0.349cm" svg:x="2.079cm" svg:y="0.296cm">
          <draw:image xlink:href="Pictures/200000010000014F00000124CDD19E6C.svm" xlink:type="simple" xlink:show="embed" xlink:actuate="onLoad">
            <text:p/>
          </draw:image>
        </draw:frame>
        <draw:frame draw:style-name="gr3" draw:text-style-name="P1" draw:layer="layout" svg:width="0.456cm" svg:height="0.253cm" svg:x="6.878cm" svg:y="3.997cm">
          <draw:image xlink:href="Pictures/200000010000017D000000D4CB37E4F5.svm" xlink:type="simple" xlink:show="embed" xlink:actuate="onLoad">
            <text:p/>
          </draw:image>
        </draw:frame>
        <draw:frame draw:style-name="gr4" draw:text-style-name="P1" draw:layer="layout" svg:width="0.787cm" svg:height="0.28cm" svg:x="4.97cm" svg:y="4.255cm">
          <draw:image xlink:href="Pictures/20000001000003D90000015FC6D3D431.svm" xlink:type="simple" xlink:show="embed" xlink:actuate="onLoad">
            <text:p/>
          </draw:image>
        </draw:frame>
        <draw:frame draw:style-name="gr5" draw:text-style-name="P1" draw:layer="layout" svg:width="0.986cm" svg:height="0.676cm" svg:x="1.179cm" svg:y="0.765cm">
          <draw:image xlink:href="Pictures/20000001000004D20000034E177DACBC.svm" xlink:type="simple" xlink:show="embed" xlink:actuate="onLoad">
            <text:p/>
          </draw:image>
        </draw:frame>
        <draw:frame draw:style-name="gr6" draw:text-style-name="P1" draw:layer="layout" svg:width="0.986cm" svg:height="0.676cm" svg:x="1.166cm" svg:y="1.721cm">
          <draw:image xlink:href="Pictures/20000001000004D20000034E4934A26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9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3T09:22:19</dc:date>
    <dc:creator>kkk </dc:creator>
    <meta:editing-duration>PT2M32S</meta:editing-duration>
    <meta:editing-cycles>1</meta:editing-cycles>
    <meta:document-statistic meta:object-count="6"/>
    <meta:generator>LibreOffice/3.3$Linux LibreOffice_project/330m19$Build-401</meta:generator>
  </office:meta>
</office:document-meta>
</file>